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7.213cm" table:align="left"/>
    </style:style>
    <style:style style:name="Πίνακας1.A" style:family="table-column">
      <style:table-column-properties style:column-width="4.011cm"/>
    </style:style>
    <style:style style:name="Πίνακας1.B" style:family="table-column">
      <style:table-column-properties style:column-width="3.201cm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" style:family="table">
      <style:table-properties style:width="13.4cm" fo:margin-left="1.799cm" table:align="left" fo:background-color="transparent">
        <style:background-image/>
      </style:table-properties>
    </style:style>
    <style:style style:name="Table1.A" style:family="table-column">
      <style:table-column-properties style:column-width="3.2cm"/>
    </style:style>
    <style:style style:name="Table1.B" style:family="table-column">
      <style:table-column-properties style:column-width="5.099cm"/>
    </style:style>
    <style:style style:name="Table1.C" style:family="table-column">
      <style:table-column-properties style:column-width="5.1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06c35" style:font-size-asian="17.5pt" style:font-weight-asian="bold" style:font-size-complex="20pt" style:font-weight-complex="bold"/>
    </style:style>
    <style:style style:name="P2" style:family="paragraph" style:parent-style-name="Standard">
      <style:text-properties officeooo:paragraph-rsid="00006c35"/>
    </style:style>
    <style:style style:name="P3" style:family="paragraph" style:parent-style-name="Standard">
      <style:text-properties fo:font-weight="bold" officeooo:rsid="00032d07" officeooo:paragraph-rsid="00032d07" style:font-weight-asian="bold" style:font-weight-complex="bold"/>
    </style:style>
    <style:style style:name="P4" style:family="paragraph" style:parent-style-name="Text_20_body">
      <style:text-properties officeooo:rsid="00032d07"/>
    </style:style>
    <style:style style:name="P5" style:family="paragraph" style:parent-style-name="Text_20_body">
      <style:text-properties officeooo:rsid="000afc08" officeooo:paragraph-rsid="000afc08"/>
    </style:style>
    <style:style style:name="P6" style:family="paragraph" style:parent-style-name="Text_20_body">
      <style:text-properties officeooo:rsid="00116ae4" officeooo:paragraph-rsid="00116ae4"/>
    </style:style>
    <style:style style:name="P7" style:family="paragraph" style:parent-style-name="Text_20_body">
      <style:text-properties officeooo:rsid="0012013f" officeooo:paragraph-rsid="0012013f"/>
    </style:style>
    <style:style style:name="P8" style:family="paragraph" style:parent-style-name="Text_20_body">
      <style:text-properties officeooo:rsid="0013d528" officeooo:paragraph-rsid="0013d528"/>
    </style:style>
    <style:style style:name="P9" style:family="paragraph" style:parent-style-name="Text_20_body">
      <style:text-properties officeooo:rsid="0015b0ae" officeooo:paragraph-rsid="0015b0ae"/>
    </style:style>
    <style:style style:name="P10" style:family="paragraph" style:parent-style-name="Heading_20_3">
      <style:paragraph-properties fo:text-align="justify" style:justify-single-word="false"/>
      <style:text-properties fo:language="el" fo:country="GR" fo:font-weight="bold" officeooo:rsid="000a116d" officeooo:paragraph-rsid="0016b17a" style:font-weight-asian="bold" style:font-weight-complex="bold"/>
    </style:style>
    <style:style style:name="P11" style:family="paragraph" style:parent-style-name="Heading_20_3">
      <style:text-properties officeooo:rsid="0012013f" officeooo:paragraph-rsid="00188473"/>
    </style:style>
    <style:style style:name="P12" style:family="paragraph" style:parent-style-name="Heading_20_3">
      <style:text-properties officeooo:paragraph-rsid="001a68f7"/>
    </style:style>
    <style:style style:name="P13" style:family="paragraph" style:parent-style-name="Table_20_Contents">
      <style:text-properties officeooo:rsid="003a0e5c" officeooo:paragraph-rsid="003a0e5c"/>
    </style:style>
    <style:style style:name="P14" style:family="paragraph" style:parent-style-name="Table_20_Contents">
      <style:text-properties fo:language="el" fo:country="GR" officeooo:rsid="003a0e5c" officeooo:paragraph-rsid="003a0e5c"/>
    </style:style>
    <style:style style:name="P15" style:family="paragraph" style:parent-style-name="Table_20_Contents">
      <style:text-properties fo:language="el" fo:country="GR" officeooo:rsid="003a6e44" officeooo:paragraph-rsid="003a6e44"/>
    </style:style>
    <style:style style:name="P16" style:family="paragraph" style:parent-style-name="Table_20_Contents">
      <style:text-properties fo:language="en" fo:country="US" officeooo:rsid="003a6e44" officeooo:paragraph-rsid="003a6e44"/>
    </style:style>
    <style:style style:name="P17" style:family="paragraph" style:parent-style-name="Table_20_Contents">
      <style:paragraph-properties fo:text-align="center" style:justify-single-word="false"/>
      <style:text-properties officeooo:rsid="003a7ca2" officeooo:paragraph-rsid="003a7ca2"/>
    </style:style>
    <style:style style:name="P18" style:family="paragraph" style:parent-style-name="Table_20_Contents">
      <style:paragraph-properties fo:text-align="center" style:justify-single-word="false"/>
      <style:text-properties officeooo:rsid="003b1195" officeooo:paragraph-rsid="003b1195"/>
    </style:style>
    <style:style style:name="P19" style:family="paragraph" style:parent-style-name="Table_20_Contents">
      <style:paragraph-properties fo:text-align="center" style:justify-single-word="false"/>
      <style:text-properties officeooo:rsid="003c0a14" officeooo:paragraph-rsid="003c0a14"/>
    </style:style>
    <style:style style:name="P20" style:family="paragraph" style:parent-style-name="Table_20_Contents">
      <style:paragraph-properties fo:text-align="center" style:justify-single-word="false"/>
      <style:text-properties officeooo:paragraph-rsid="003c0a14"/>
    </style:style>
    <style:style style:name="P21" style:family="paragraph" style:parent-style-name="Table_20_Contents">
      <style:paragraph-properties fo:text-align="center" style:justify-single-word="false"/>
      <style:text-properties officeooo:paragraph-rsid="003b1195"/>
    </style:style>
    <style:style style:name="P22" style:family="paragraph" style:parent-style-name="Table_20_Contents">
      <style:paragraph-properties fo:text-align="center" style:justify-single-word="false"/>
      <style:text-properties officeooo:paragraph-rsid="003a6e44"/>
    </style:style>
    <style:style style:name="P23" style:family="paragraph" style:parent-style-name="Text_20_body">
      <style:text-properties officeooo:rsid="0015b0ae" officeooo:paragraph-rsid="0015b0ae"/>
    </style:style>
    <style:style style:name="P24" style:family="paragraph" style:parent-style-name="Text_20_body">
      <style:text-properties fo:language="el" fo:country="GR" officeooo:rsid="0008a2e8" officeooo:paragraph-rsid="0008a2e8"/>
    </style:style>
    <style:style style:name="P25" style:family="paragraph" style:parent-style-name="Text_20_body">
      <style:paragraph-properties fo:text-align="justify" style:justify-single-word="false"/>
      <style:text-properties fo:language="el" fo:country="GR" officeooo:rsid="0008a2e8" officeooo:paragraph-rsid="0021dc8d"/>
    </style:style>
    <style:style style:name="P26" style:family="paragraph" style:parent-style-name="Text_20_body">
      <style:text-properties fo:language="el" fo:country="GR" officeooo:rsid="000a12f3" officeooo:paragraph-rsid="000a12f3"/>
    </style:style>
    <style:style style:name="P27" style:family="paragraph" style:parent-style-name="Text_20_body">
      <style:paragraph-properties fo:text-align="center" style:justify-single-word="false"/>
    </style:style>
    <style:style style:name="P28" style:family="paragraph" style:parent-style-name="Text_20_body">
      <style:paragraph-properties fo:text-align="center" style:justify-single-word="false"/>
      <style:text-properties officeooo:paragraph-rsid="0021dc8d"/>
    </style:style>
    <style:style style:name="P29" style:family="paragraph" style:parent-style-name="Text_20_body">
      <style:paragraph-properties fo:text-align="justify" style:justify-single-word="false"/>
      <style:text-properties officeooo:paragraph-rsid="001ab69d"/>
    </style:style>
    <style:style style:name="P30" style:family="paragraph" style:parent-style-name="Text_20_body">
      <style:paragraph-properties fo:text-align="justify" style:justify-single-word="false"/>
      <style:text-properties officeooo:paragraph-rsid="0021dc8d"/>
    </style:style>
    <style:style style:name="P31" style:family="paragraph" style:parent-style-name="Text_20_body">
      <style:paragraph-properties fo:text-align="justify" style:justify-single-word="false"/>
      <style:text-properties officeooo:paragraph-rsid="002f554b"/>
    </style:style>
    <style:style style:name="P32" style:family="paragraph" style:parent-style-name="Text_20_body">
      <style:paragraph-properties fo:text-align="justify" style:justify-single-word="false"/>
      <style:text-properties officeooo:paragraph-rsid="00313a1a"/>
    </style:style>
    <style:style style:name="P33" style:family="paragraph" style:parent-style-name="Text_20_body">
      <style:text-properties officeooo:rsid="000f9134" officeooo:paragraph-rsid="000f9134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032d07"/>
    </style:style>
    <style:style style:name="T3" style:family="text">
      <style:text-properties fo:language="el" fo:country="GR" officeooo:rsid="006b9977"/>
    </style:style>
    <style:style style:name="T4" style:family="text">
      <style:text-properties fo:language="el" fo:country="GR" officeooo:rsid="00bc7812"/>
    </style:style>
    <style:style style:name="T5" style:family="text">
      <style:text-properties fo:language="el" fo:country="GR" officeooo:rsid="009da856"/>
    </style:style>
    <style:style style:name="T6" style:family="text">
      <style:text-properties fo:language="el" fo:country="GR" officeooo:rsid="001ab69d"/>
    </style:style>
    <style:style style:name="T7" style:family="text">
      <style:text-properties fo:language="el" fo:country="GR" officeooo:rsid="001ae0a3"/>
    </style:style>
    <style:style style:name="T8" style:family="text">
      <style:text-properties fo:language="el" fo:country="GR" officeooo:rsid="001ae613"/>
    </style:style>
    <style:style style:name="T9" style:family="text">
      <style:text-properties fo:language="el" fo:country="GR" officeooo:rsid="001b80cf"/>
    </style:style>
    <style:style style:name="T10" style:family="text">
      <style:text-properties fo:language="el" fo:country="GR" officeooo:rsid="001c586b"/>
    </style:style>
    <style:style style:name="T11" style:family="text">
      <style:text-properties fo:language="el" fo:country="GR" officeooo:rsid="001c735b"/>
    </style:style>
    <style:style style:name="T12" style:family="text">
      <style:text-properties fo:language="el" fo:country="GR" officeooo:rsid="001e04b3"/>
    </style:style>
    <style:style style:name="T13" style:family="text">
      <style:text-properties fo:language="el" fo:country="GR" officeooo:rsid="001e53d7"/>
    </style:style>
    <style:style style:name="T14" style:family="text">
      <style:text-properties fo:language="el" fo:country="GR" officeooo:rsid="00202643"/>
    </style:style>
    <style:style style:name="T15" style:family="text">
      <style:text-properties fo:language="el" fo:country="GR" officeooo:rsid="002d86c8"/>
    </style:style>
    <style:style style:name="T16" style:family="text">
      <style:text-properties fo:language="el" fo:country="GR" officeooo:rsid="002f1a33"/>
    </style:style>
    <style:style style:name="T17" style:family="text">
      <style:text-properties fo:language="el" fo:country="GR" officeooo:rsid="002f554b"/>
    </style:style>
    <style:style style:name="T18" style:family="text">
      <style:text-properties fo:language="el" fo:country="GR" officeooo:rsid="002f66d0"/>
    </style:style>
    <style:style style:name="T19" style:family="text">
      <style:text-properties fo:language="el" fo:country="GR" officeooo:rsid="00313a1a"/>
    </style:style>
    <style:style style:name="T20" style:family="text">
      <style:text-properties fo:language="el" fo:country="GR" officeooo:rsid="00319f06"/>
    </style:style>
    <style:style style:name="T21" style:family="text">
      <style:text-properties fo:language="el" fo:country="GR" fo:font-style="normal" officeooo:rsid="00319f06" style:font-style-asian="normal" style:font-style-complex="normal"/>
    </style:style>
    <style:style style:name="T22" style:family="text">
      <style:text-properties fo:language="el" fo:country="GR" fo:font-style="normal" officeooo:rsid="0032659f" style:font-style-asian="normal" style:font-style-complex="normal"/>
    </style:style>
    <style:style style:name="T23" style:family="text">
      <style:text-properties fo:language="el" fo:country="GR" fo:font-style="normal" officeooo:rsid="00340439" style:font-style-asian="normal" style:font-style-complex="normal"/>
    </style:style>
    <style:style style:name="T24" style:family="text">
      <style:text-properties fo:language="el" fo:country="GR" fo:font-style="normal" officeooo:rsid="00356066" style:font-style-asian="normal" style:font-style-complex="normal"/>
    </style:style>
    <style:style style:name="T25" style:family="text">
      <style:text-properties fo:language="el" fo:country="GR" fo:font-style="normal" officeooo:rsid="00374b37" style:font-style-asian="normal" style:font-style-complex="normal"/>
    </style:style>
    <style:style style:name="T26" style:family="text">
      <style:text-properties fo:language="el" fo:country="GR" officeooo:rsid="00374b37"/>
    </style:style>
    <style:style style:name="T27" style:family="text">
      <style:text-properties fo:language="el" fo:country="GR" officeooo:rsid="003a6e44"/>
    </style:style>
    <style:style style:name="T28" style:family="text">
      <style:text-properties fo:language="el" fo:country="GR" officeooo:rsid="003b1195"/>
    </style:style>
    <style:style style:name="T29" style:family="text">
      <style:text-properties officeooo:rsid="000d38a6"/>
    </style:style>
    <style:style style:name="T30" style:family="text">
      <style:text-properties officeooo:rsid="000e06e2"/>
    </style:style>
    <style:style style:name="T31" style:family="text">
      <style:text-properties officeooo:rsid="000fcc71"/>
    </style:style>
    <style:style style:name="T32" style:family="text">
      <style:text-properties officeooo:rsid="00135a9a"/>
    </style:style>
    <style:style style:name="T33" style:family="text">
      <style:text-properties officeooo:rsid="006b9977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01ab69d"/>
    </style:style>
    <style:style style:name="T36" style:family="text">
      <style:text-properties fo:language="en" fo:country="US" officeooo:rsid="001b80cf"/>
    </style:style>
    <style:style style:name="T37" style:family="text">
      <style:text-properties fo:language="en" fo:country="US" officeooo:rsid="002f66d0"/>
    </style:style>
    <style:style style:name="T38" style:family="text">
      <style:text-properties fo:language="en" fo:country="US" fo:font-style="italic" officeooo:rsid="00319f06" style:font-style-asian="italic" style:font-style-complex="italic"/>
    </style:style>
    <style:style style:name="T39" style:family="text">
      <style:text-properties fo:language="en" fo:country="US" fo:font-style="normal" officeooo:rsid="00319f06" style:font-style-asian="normal" style:font-style-complex="normal"/>
    </style:style>
    <style:style style:name="T40" style:family="text">
      <style:text-properties fo:language="en" fo:country="US" fo:font-style="normal" officeooo:rsid="00374b37" style:font-style-asian="normal" style:font-style-complex="normal"/>
    </style:style>
    <style:style style:name="T41" style:family="text">
      <style:text-properties fo:language="en" fo:country="US" officeooo:rsid="003a7ca2"/>
    </style:style>
    <style:style style:name="T42" style:family="text">
      <style:text-properties fo:language="en" fo:country="US" officeooo:rsid="003b1195"/>
    </style:style>
    <style:style style:name="T43" style:family="text">
      <style:text-properties fo:language="en" fo:country="US" officeooo:rsid="003c5f89"/>
    </style:style>
    <style:style style:name="T44" style:family="text">
      <style:text-properties style:font-name="Liberation Sans" fo:font-size="14.1000003814697pt" fo:language="el" fo:country="GR" fo:font-weight="bold" officeooo:rsid="001a68f7" style:font-name-asian="Microsoft YaHei" style:font-size-asian="14.1000003814697pt" style:font-weight-asian="bold" style:font-name-complex="Mangal" style:font-size-complex="14.1000003814697pt" style:font-weight-complex="bold"/>
    </style:style>
    <style:style style:name="T45" style:family="text">
      <style:text-properties officeooo:rsid="003a6e44"/>
    </style:style>
    <style:style style:name="T46" style:family="text">
      <style:text-properties officeooo:rsid="003a7ca2"/>
    </style:style>
    <style:style style:name="T47" style:family="text">
      <style:text-properties officeooo:rsid="003b1195"/>
    </style:style>
    <style:style style:name="T48" style:family="text">
      <style:text-properties officeooo:rsid="003c0a14"/>
    </style:style>
    <style:style style:name="T49" style:family="text">
      <style:text-properties officeooo:rsid="003c5f89"/>
    </style:style>
    <style:style style:name="T50" style:family="text">
      <style:text-properties officeooo:rsid="003d8e2f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ΗΡΥ411- Ενσωματωμένα Συστήματα Μικροεπεξεργαστών</text:p>
      <text:p text:style-name="Standard"/>
      <text:p text:style-name="P1">Εργαστήριο 1</text:p>
      <text:p text:style-name="Text_20_body"/>
      <text:p text:style-name="P3">LAB41145851</text:p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2"><text:span text:style-name="T2">Εμμανουήλ</text:span> Πετράκος</text:p>
          </table:table-cell>
          <table:table-cell table:style-name="Πίνακας1.B1" office:value-type="string">
            <text:p text:style-name="P2">ΑΜ 2014030009</text:p>
          </table:table-cell>
        </table:table-row>
      </table:table>
      <text:p text:style-name="P4"/>
      <text:p text:style-name="P29"><text:span text:style-name="T6">Για την υλοποίηση της άσκησης έχουν </text:span><text:span text:style-name="T8">κατασκευαστεί</text:span><text:span text:style-name="T6"> δύο </text:span><text:span text:style-name="T8">χρονιστές</text:span><text:span text:style-name="T6">, ένα</text:span><text:span text:style-name="T8">ς</text:span><text:span text:style-name="T6"> με βρόχο </text:span><text:span text:style-name="T17">καθυστέρησης στο κυρίως πρόγραμμα</text:span><text:span text:style-name="T6"> και ένα</text:span><text:span text:style-name="T8">ς</text:span><text:span text:style-name="T6"> με χρήση χρονομετρητή. Και στις δύο περιπτώσεις, ως έξοδος ορίζεται το </text:span><text:span text:style-name="T35">bit 0 </text:span><text:span text:style-name="T6">του </text:span><text:span text:style-name="T35">PORTB </text:span><text:span text:style-name="T6">και η λειτουργικότητα επαναλαμβάνεται επ’ αόριστον. </text:span><text:span text:style-name="T7">Δηλαδή, η έξοδος γίνεται εναλλάξ 1, 0, 1, κλπ. </text:span><text:span text:style-name="T8">α</text:span><text:span text:style-name="T7">νά ένα μέτρημα του χρονιστή. </text:span><text:span text:style-name="T9">Κάθε μέτρημα διαρκεί 1</text:span><text:span text:style-name="T36">ms </text:span><text:span text:style-name="T9">και στις δύο περιπτώσεις.</text:span></text:p>
      <text:p text:style-name="Standard"/>
      <text:h text:style-name="P10" text:outline-level="3">Επεξήγηση προσέγγισης</text:h>
      <text:p text:style-name="Standard"/>
      <text:p text:style-name="P31"><text:span text:style-name="T10">Στην περίπτωση του χρονιστή με βρόχο, </text:span><text:span text:style-name="T11">η καθυστέρηση επιτυγχάνεται </text:span><text:span text:style-name="T12">με την εκτέλεση εντολών. </text:span><text:span text:style-name="T13">Οι απαραίτητες εντολές για την αρχικοποίηση του προγράμματος και για την αλλαγή της εξόδου διαρκούν</text:span><text:span text:style-name="T13"> </text:span><text:span text:style-name="T15">τέσσερις</text:span><text:span text:style-name="T13"> </text:span><text:span text:style-name="T13">και </text:span><text:span text:style-name="T16">τρεις</text:span><text:span text:style-name="T13"> κύκλους </text:span><text:span text:style-name="T14">αντίστοιχα. Η </text:span><text:span text:style-name="T26">συνολική </text:span><text:span text:style-name="T14">διάρκεια των εντολών καθυστέρησης υπολογίζεται ως εξής: </text:span></text:p>
      <text:p text:style-name="P27"><draw:frame draw:style-name="fr2" draw:name="Object1" text:anchor-type="as-char" svg:y="-0.861cm" svg:width="9.456cm" svg:height="1.63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2"><text:span text:style-name="T17">Α</text:span><text:span text:style-name="T18">ν η μέτρηση των επαναλήψεων γίνει με έναν 8 </text:span><text:span text:style-name="T37">bit </text:span><text:span text:style-name="T18">καταχωρητή, </text:span><text:span text:style-name="T19">το μέγιστο πλήθος</text:span><text:span text:style-name="T18"> </text:span><text:span text:style-name="T19">τους</text:span><text:span text:style-name="T18"> </text:span><text:span text:style-name="T19">ισούται με</text:span><text:span text:style-name="T18"> 256. </text:span><text:span text:style-name="T19">Σαν αποτέλεσμα, κάθε επανάληψης πρέπει να διαρκεί περισσότερο από 9993 / 256 = 39.04 κύκλους. </text:span><text:span text:style-name="T20">Αυτό μπορεί να γίνει γεμίζοντας το με </text:span><text:span text:style-name="T38">nop</text:span><text:span text:style-name="T39"> </text:span><text:span text:style-name="T21">εντολές ή χρησιμοποιώντας δεύτερο εμφωλευμένο βρόχο. Και στις δύο περιπτώσεις, ο κώδικας γίνεται δυσανάγνωστος και το </text:span><text:span text:style-name="T22">πρόγραμμα</text:span><text:span text:style-name="T21"> δυσκολότερο στην ανάλυση και αποσφαλμάτωση. </text:span><text:span text:style-name="T22">Για αυτό, επιλέχθηκε η μέτρηση να γίνει με ένα ζευγάρι καταχωρητών καθιστώντας τον μέγιστο αριθμό επαναλήψεων με 256 * 256 = 65536. </text:span><text:span text:style-name="T24">Παίρνοντας</text:span><text:span text:style-name="T23"> υπόψιν ότι η αρχικοποίηση των καταχωρητών διαρκεί 2 κύκλους, </text:span><text:span text:style-name="T24">το ελάχιστο μέγεθος του βρόχου είναι 4 κύκλοι και ότι η τελευταία επανάληψη διαρκεί έναν κύκλο λιγότερο </text:span><text:span text:style-name="T25">λόγο του χρονισμού των </text:span><text:span text:style-name="T40">branch </text:span><text:span text:style-name="T25">στην </text:span><text:span text:style-name="T40">avr </text:span><text:span text:style-name="T25">αρχιτεκτονική, ο αριθμός των επαναλήψεων μπορεί να υπολογιστεί ως εξής:</text:span></text:p>
      <text:p text:style-name="P28"><text:span text:style-name="T14"><draw:frame draw:style-name="fr1" draw:name="Object2" text:anchor-type="as-char" svg:y="-0.854cm" svg:width="6.387cm" svg:height="1.556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0"><text:span text:style-name="T14"/></text:p>
      <text:p text:style-name="P30"><text:span text:style-name="T14"/>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13">Prescaler</text:p>
          </table:table-cell>
          <table:table-cell table:style-name="Table1.A1" office:value-type="string">
            <text:p text:style-name="P14"><text:span text:style-name="T50">Ανάλυση /</text:span>Κβάντο χρόνου</text:p>
          </table:table-cell>
          <table:table-cell table:style-name="Table1.C1" office:value-type="string">
            <text:p text:style-name="P15">Μέγιστος χρόνος <text:span text:style-name="T49">μέτρησης</text:span></text:p>
          </table:table-cell>
        </table:table-row>
        <table:table-row table:style-name="Table1.2">
          <table:table-cell table:style-name="Table1.A2" office:value-type="string">
            <text:p text:style-name="P16">No prescaler</text:p>
          </table:table-cell>
          <table:table-cell table:style-name="Table1.A2" office:value-type="string">
            <text:p text:style-name="P22"><text:span text:style-name="T45">0.1</text:span><text:span text:style-name="T27">μ</text:span><text:span text:style-name="T41">s</text:span></text:p>
          </table:table-cell>
          <table:table-cell table:style-name="Table1.C2" office:value-type="string">
            <text:p text:style-name="P17">25.6<text:span text:style-name="T1">μ</text:span><text:span text:style-name="T34">s</text:span></text:p>
          </table:table-cell>
        </table:table-row>
        <table:table-row>
          <table:table-cell table:style-name="Table1.A2" office:value-type="string">
            <text:p text:style-name="Table_20_Contents">/<text:span text:style-name="T45">8</text:span></text:p>
          </table:table-cell>
          <table:table-cell table:style-name="Table1.A2" office:value-type="string">
            <text:p text:style-name="P22"><text:span text:style-name="T45">0.</text:span><text:span text:style-name="T46">8</text:span><text:span text:style-name="T27">μ</text:span><text:span text:style-name="T41">s</text:span></text:p>
          </table:table-cell>
          <table:table-cell table:style-name="Table1.C2" office:value-type="string">
            <text:p text:style-name="P19">204.8<text:span text:style-name="T1">μ</text:span><text:span text:style-name="T34">s</text:span></text:p>
          </table:table-cell>
        </table:table-row>
        <table:table-row>
          <table:table-cell table:style-name="Table1.A2" office:value-type="string">
            <text:p text:style-name="Table_20_Contents">/<text:span text:style-name="T45">64</text:span></text:p>
          </table:table-cell>
          <table:table-cell table:style-name="Table1.A2" office:value-type="string">
            <text:p text:style-name="P18">6.4<text:span text:style-name="T1">μ</text:span><text:span text:style-name="T34">s</text:span></text:p>
          </table:table-cell>
          <table:table-cell table:style-name="Table1.C2" office:value-type="string">
            <text:p text:style-name="P19">~1.638ms</text:p>
          </table:table-cell>
        </table:table-row>
        <table:table-row>
          <table:table-cell table:style-name="Table1.A2" office:value-type="string">
            <text:p text:style-name="Table_20_Contents">/<text:span text:style-name="T45">256</text:span></text:p>
          </table:table-cell>
          <table:table-cell table:style-name="Table1.A2" office:value-type="string">
            <text:p text:style-name="P21"><text:span text:style-name="T47">25.6</text:span><text:span text:style-name="T28">μ</text:span><text:span text:style-name="T42">s</text:span></text:p>
          </table:table-cell>
          <table:table-cell table:style-name="Table1.C2" office:value-type="string">
            <text:p text:style-name="P20"><text:span text:style-name="T48">~6.553ms</text:span></text:p>
          </table:table-cell>
        </table:table-row>
        <table:table-row>
          <table:table-cell table:style-name="Table1.A2" office:value-type="string">
            <text:p text:style-name="Table_20_Contents">/<text:span text:style-name="T45">1024</text:span></text:p>
          </table:table-cell>
          <table:table-cell table:style-name="Table1.A2" office:value-type="string">
            <text:p text:style-name="P21"><text:span text:style-name="T47">102.4</text:span><text:span text:style-name="T28">μ</text:span><text:span text:style-name="T42">s</text:span></text:p>
          </table:table-cell>
          <table:table-cell table:style-name="Table1.C2" office:value-type="string">
            <text:p text:style-name="P20"><text:span text:style-name="T48">~26.214ms</text:span></text:p>
          </table:table-cell>
        </table:table-row>
      </table:table>
      <text:p text:style-name="P24"/>
      <text:p text:style-name="P26">interrupt</text:p>
      <text:p text:style-name="P26">.org ?</text:p>
      <text:p text:style-name="P26">Setarista stack pointer?</text:p>
      <text:p text:style-name="P26">Pios timer xrhsimopoih8hke <text:span text:style-name="T31">kai se ti mode</text:span></text:p>
      <text:p text:style-name="P26">Ipologismos parametrwn / <text:span text:style-name="T29">pinakaki gia megisto xrono ana prescealer / mikrotero kvanto =&gt; megaluterh akribeia</text:span></text:p>
      <text:p text:style-name="P33"><text:span text:style-name="T1">compare r</text:span>egister value</text:p>
      <text:p text:style-name="P5">kataxwrhtes tou pou <text:span text:style-name="T30">xrhsimopoih8hkan?</text:span></text:p>
      <text:p text:style-name="P6">Infinite loop</text:p>
      <text:p text:style-name="P7">interrupt service routine</text:p>
      <text:p text:style-name="P7"/>
      <text:h text:style-name="P11" text:outline-level="3"><text:span text:style-name="T3">Πειραμ</text:span><text:span text:style-name="T4">α</text:span><text:span text:style-name="T3">τική</text:span><text:span text:style-name="T33"> </text:span><text:span text:style-name="T3">Διαδικασία</text:span></text:h>
      <text:p text:style-name="P9">simulation tou atmel gia epalu8eush</text:p>
      <text:p text:style-name="P7">roloi</text:p>
      <text:p text:style-name="P7">xronos metaksh duo allagwn eksodou</text:p>
      <text:p text:style-name="P7">screenshot <text:span text:style-name="T32">apo simulation. I/O kai xronos</text:span></text:p>
      <text:p text:style-name="P7"/>
      <text:h text:style-name="P12" text:outline-level="3"><text:span text:style-name="T44">Ανάλυση</text:span><text:span text:style-name="T5"> &amp; Συμπεράσματα</text:span></text:h>
      <text:p text:style-name="P8">sugkrish ari8moy entolwn se ka8e periptwsh</text:p>
      <text:p text:style-name="P8">la8os timers, gia megaluterh akribeia 16bitos counter</text:p>
      <text:p text:style-name="P8"/>
      <text:p text:style-name="P9">phges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0-08T22:11:23.547000000</dc:date>
    <meta:editing-duration>PT2H34M41S</meta:editing-duration>
    <meta:editing-cycles>41</meta:editing-cycles>
    <meta:document-statistic meta:table-count="2" meta:image-count="0" meta:object-count="2" meta:page-count="2" meta:paragraph-count="47" meta:word-count="344" meta:character-count="2326" meta:non-whitespace-character-count="2026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F</mi>
              <mi mathvariant="italic">clk</mi>
            </msub>
            <mrow>
              <mspace width="0.5em"/>
              <mo stretchy="false">∗</mo>
              <mspace width="0.5em"/>
            </mrow>
            <msub>
              <mi>t</mi>
              <mi mathvariant="italic">χρονιστή</mi>
            </msub>
            <mrow>
              <mspace width="0.5em"/>
              <mo stretchy="false">=</mo>
              <mspace width="0.5em"/>
            </mrow>
            <msub>
              <mi>c</mi>
              <mi mathvariant="italic">αρχ</mi>
            </msub>
            <mrow>
              <mspace width="0.5em"/>
              <mo stretchy="false">+</mo>
              <mspace width="0.5em"/>
            </mrow>
            <msub>
              <mi>c</mi>
              <mi mathvariant="italic">εξ</mi>
            </msub>
            <mrow>
              <mspace width="0.5em"/>
              <mo stretchy="false">+</mo>
              <mspace width="0.5em"/>
            </mrow>
            <msub>
              <mi>c</mi>
              <mi mathvariant="italic">καθ</mi>
            </msub>
            <mspace width="0.5em"/>
            <mo stretchy="false">⇒</mo>
          </mrow>
        </mtd>
      </mtr>
      <mtr>
        <mtd>
          <mrow>
            <msub>
              <mi>c</mi>
              <mi mathvariant="italic">καθ</mi>
            </msub>
            <mrow>
              <mspace width="0.5em"/>
              <mo stretchy="false">=</mo>
              <mspace width="0.5em"/>
            </mrow>
            <msub>
              <mi>F</mi>
              <mi mathvariant="italic">clk</mi>
            </msub>
            <mrow>
              <mspace width="0.5em"/>
              <mo stretchy="false">∗</mo>
              <mspace width="0.5em"/>
            </mrow>
            <msub>
              <mi>t</mi>
              <mi mathvariant="italic">χρονιστή</mi>
            </msub>
            <mrow>
              <mspace width="0.5em"/>
              <mo stretchy="false">−</mo>
              <mspace width="0.5em"/>
            </mrow>
            <msub>
              <mi>c</mi>
              <mi mathvariant="italic">αρχ</mi>
            </msub>
            <mrow>
              <mspace width="0.5em"/>
              <mo stretchy="false">−</mo>
              <mspace width="0.5em"/>
            </mrow>
            <msub>
              <mi>c</mi>
              <mi mathvariant="italic">εξ</mi>
            </msub>
            <mspace width="0.5em"/>
            <mo stretchy="false">⇒</mo>
          </mrow>
        </mtd>
      </mtr>
      <mtr>
        <mtd>
          <mrow>
            <msub>
              <mi>c</mi>
              <mi mathvariant="italic">καθ</mi>
            </msub>
            <mrow>
              <mspace width="0.5em"/>
              <mo stretchy="false">=</mo>
              <mspace width="0.5em"/>
            </mrow>
            <mn>10</mn>
            <mi mathvariant="italic">MHz</mi>
            <mrow>
              <mspace width="0.5em"/>
              <mo stretchy="false">∗</mo>
              <mspace width="0.5em"/>
            </mrow>
            <mn>1</mn>
            <mi mathvariant="italic">ms</mi>
            <mrow>
              <mspace width="0.5em"/>
              <mo stretchy="false">−</mo>
              <mspace width="0.5em"/>
            </mrow>
            <mn>4</mn>
            <mrow>
              <mspace width="0.5em"/>
              <mo stretchy="false">−</mo>
              <mspace width="0.5em"/>
            </mrow>
            <mn>3</mn>
            <mrow>
              <mspace width="0.5em"/>
              <mo stretchy="false">=</mo>
              <mspace width="0.5em"/>
            </mrow>
            <mn>9993</mn>
            <mi mathvariant="italic">κύκλοι</mi>
            <mi mathvariant="italic">ρολογιού</mi>
          </mrow>
        </mtd>
      </mtr>
    </mtable>
    <annotation encoding="StarMath 5.0">F_{clk} ` * ` t_{χρονιστή} ` = ` c_αρχ ` + ` c_εξ ` + ` c_καθ ` drarrow newline c_καθ ` = ` F_{clk} ` * ` t_{χρονιστή} ` - ` c_αρχ ` - ` c_εξ ` drarrow newline
c_καθ ` = ` 10MHz ` * ` 1ms ` - ` 4 ` - ` 3 ` = ` 9993 κύκλοι ρολογιού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c</mi>
              <mi mathvariant="italic">καθ</mi>
            </msub>
            <mrow>
              <mspace width="0.5em"/>
              <mo stretchy="false">=</mo>
              <mspace width="0.5em"/>
            </mrow>
            <msub>
              <mi>c</mi>
              <mi mathvariant="italic">κατ</mi>
            </msub>
            <mrow>
              <mspace width="0.5em"/>
              <mo stretchy="false">+</mo>
              <mspace width="0.5em"/>
            </mrow>
            <msub>
              <mi>c</mi>
              <mi mathvariant="italic">loop</mi>
            </msub>
            <mrow>
              <mspace width="0.5em"/>
              <mo stretchy="false">∗</mo>
              <mspace width="0.5em"/>
            </mrow>
            <mrow>
              <mo fence="true" stretchy="false">(</mo>
              <mrow>
                <mrow>
                  <mi>n</mi>
                  <mrow>
                    <mspace width="0.5em"/>
                    <mo stretchy="false">−</mo>
                    <mspace width="0.5em"/>
                  </mrow>
                  <mn>1</mn>
                </mrow>
              </mrow>
              <mo fence="true" stretchy="false">)</mo>
            </mrow>
            <mrow>
              <mspace width="0.5em"/>
              <mo stretchy="false">+</mo>
              <mspace width="0.5em"/>
            </mrow>
            <msub>
              <mi>c</mi>
              <mi mathvariant="italic">floop</mi>
            </msub>
            <mspace width="0.5em"/>
            <mo stretchy="false">⇒</mo>
          </mrow>
        </mtd>
      </mtr>
      <mtr>
        <mtd>
          <mrow>
            <mn>9993</mn>
            <mrow>
              <mspace width="0.5em"/>
              <mo stretchy="false">=</mo>
              <mspace width="0.5em"/>
            </mrow>
            <mn>2</mn>
            <mrow>
              <mspace width="0.5em"/>
              <mo stretchy="false">+</mo>
              <mspace width="0.5em"/>
            </mrow>
            <mn>4</mn>
            <mrow>
              <mspace width="0.5em"/>
              <mo stretchy="false">∗</mo>
              <mspace width="0.5em"/>
            </mrow>
            <mrow>
              <mo fence="true" stretchy="false">(</mo>
              <mrow>
                <mrow>
                  <mi>n</mi>
                  <mrow>
                    <mspace width="0.5em"/>
                    <mo stretchy="false">−</mo>
                    <mspace width="0.5em"/>
                  </mrow>
                  <mn>1</mn>
                </mrow>
              </mrow>
              <mo fence="true" stretchy="false">)</mo>
            </mrow>
            <mrow>
              <mspace width="0.5em"/>
              <mo stretchy="false">+</mo>
              <mspace width="0.5em"/>
            </mrow>
            <mn>3</mn>
            <mspace width="0.5em"/>
            <mo stretchy="false">⇒</mo>
          </mrow>
        </mtd>
      </mtr>
      <mtr>
        <mtd>
          <mrow>
            <mi>n</mi>
            <mrow>
              <mspace width="0.5em"/>
              <mo stretchy="false">=</mo>
              <mspace width="0.5em"/>
            </mrow>
            <mn>2498</mn>
          </mrow>
        </mtd>
      </mtr>
    </mtable>
    <annotation encoding="StarMath 5.0">c_καθ ` = ` c_κατ ` + ` c_loop ` * ` ( n ` - ` 1 ) ` + ` c_floop ` drarrow newline
9993 ` = ` 2 ` + ` 4 ` * ` ( n ` - ` 1 ) ` + ` 3 ` drarrow newline
n ` = ` 2498</annotation>
  </semantics>
</math>
</file>